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mpact" fo:font-size="36pt" officeooo:rsid="0013c788" officeooo:paragraph-rsid="0013c788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0pt" officeooo:rsid="0013c788" officeooo:paragraph-rsid="0013c78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20pt" officeooo:rsid="0013c788" officeooo:paragraph-rsid="0013c788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officeooo:rsid="0013c788" officeooo:paragraph-rsid="0013c788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dot heightmap native plugin</text:p>
      <text:p text:style-name="P2">User Guide</text:p>
      <text:p text:style-name="P3"/>
      <text:p text:style-name="P4"/>
      <text:p text:style-name="P4">This guide gives an overview of features and UI of the plug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3:01:57.991000000</meta:creation-date>
    <dc:date>2018-06-17T23:06:22.699000000</dc:date>
    <meta:editing-duration>PT4M25S</meta:editing-duration>
    <meta:editing-cycles>1</meta:editing-cycles>
    <meta:document-statistic meta:table-count="0" meta:image-count="0" meta:object-count="0" meta:page-count="1" meta:paragraph-count="3" meta:word-count="18" meta:character-count="101" meta:non-whitespace-character-count="86"/>
    <meta:generator>LibreOffice/5.4.6.2$Windows_X86_64 LibreOffice_project/4014ce260a04f1026ba855d3b8d91541c224eab8</meta:generator>
  </office:meta>
</office:document-meta>
</file>